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0d3d" officeooo:paragraph-rsid="001f0d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rse Colic Dataset Text</text:p>
      <text:p text:style-name="P1">URL: <text:a xlink:type="simple" xlink:href="http://archive.ics.uci.edu/ml/datasets/Horse+Colic" text:style-name="Internet_20_link" text:visited-style-name="Visited_20_Internet_20_Link">http://archive.ics.uci.edu/ml/datasets/Horse+Colic</text:a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8T22:24:40.717000000</meta:creation-date>
    <dc:date>2022-05-18T22:30:33.368000000</dc:date>
    <meta:editing-duration>PT5M53S</meta:editing-duration>
    <meta:editing-cycles>1</meta:editing-cycles>
    <meta:document-statistic meta:table-count="0" meta:image-count="0" meta:object-count="0" meta:page-count="1" meta:paragraph-count="2" meta:word-count="6" meta:character-count="79" meta:non-whitespace-character-count="75"/>
    <meta:generator>LibreOffice/7.3.3.2$Windows_X86_64 LibreOffice_project/d1d0ea68f081ee2800a922cac8f79445e4603348</meta:generator>
  </office:meta>
</office:document-meta>
</file>